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MJXc-TeX-main-Rw" svg:font-family="MJXc-TeX-main-Rw" style:font-family-generic="roman" style:font-pitch="variable"/>
    <style:font-face style:name="MJXc-TeX-math-Iw" svg:font-family="MJXc-TeX-math-Iw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margin-top="0in" fo:margin-bottom="0in" loext:contextual-spacing="false" fo:line-height="100%" style:punctuation-wrap="hanging"/>
      <style:text-properties fo:color="#000000"/>
    </style:style>
    <style:style style:name="P2" style:family="paragraph" style:parent-style-name="Header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4" style:family="paragraph" style:parent-style-name="Standard" style:list-style-name="WWNum1">
      <style:paragraph-properties fo:margin-top="0in" fo:margin-bottom="0in" loext:contextual-spacing="false" fo:line-height="100%" style:vertical-align="baseline"/>
    </style:style>
    <style:style style:name="P5" style:family="paragraph" style:parent-style-name="Standard" style:list-style-name="WWNum1" style:master-page-name="Standard">
      <style:paragraph-properties fo:margin-top="0in" fo:margin-bottom="0in" loext:contextual-spacing="false" fo:line-height="100%" style:page-number="auto" style:vertical-align="baseline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 style:vertical-align="baseline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 style:vertical-align="baseline"/>
      <style:text-properties fo:color="#333333" style:font-name="Helvetica" fo:font-size="12pt" style:font-name-asian="Times New Roman1" style:font-size-asian="12pt" style:font-name-complex="Helvetica1" style:font-size-complex="12pt"/>
    </style:style>
    <style:style style:name="P8" style:family="paragraph" style:parent-style-name="Standard">
      <style:paragraph-properties fo:margin-left="0.5in" fo:margin-right="0in" fo:line-height="100%" fo:text-indent="0in" style:auto-text-indent="false" style:vertical-align="baseline"/>
    </style:style>
    <style:style style:name="P9" style:family="paragraph" style:parent-style-name="Standard" style:list-style-name="WWNum1">
      <style:paragraph-properties fo:margin-left="0.75in" fo:margin-right="0in" fo:margin-top="0in" fo:margin-bottom="0in" loext:contextual-spacing="false" fo:line-height="100%" fo:text-indent="-0.25in" style:auto-text-indent="false" style:vertical-align="baseline"/>
    </style:style>
    <style:style style:name="P10" style:family="paragraph" style:parent-style-name="Standard">
      <style:paragraph-properties fo:margin-left="0.75in" fo:margin-right="0in" fo:margin-top="0in" fo:margin-bottom="0in" loext:contextual-spacing="false" fo:line-height="100%" fo:text-indent="-0.25in" style:auto-text-indent="false" style:vertical-align="baseline"/>
    </style:style>
    <style:style style:name="P11" style:family="paragraph" style:parent-style-name="Standard">
      <style:paragraph-properties fo:margin-left="0.75in" fo:margin-right="0in" fo:margin-top="0in" fo:margin-bottom="0in" loext:contextual-spacing="false" fo:line-height="100%" fo:text-indent="-0.25in" style:auto-text-indent="false" style:vertical-align="baseline"/>
      <style:text-properties fo:color="#333333" style:font-name="Helvetica" fo:font-size="12pt" style:font-name-asian="Times New Roman1" style:font-size-asian="12pt" style:font-name-complex="Helvetica1" style:font-size-complex="12pt"/>
    </style:style>
    <style:style style:name="P12" style:family="paragraph" style:parent-style-name="Standard" style:list-style-name="">
      <style:paragraph-properties fo:margin-left="1.5in" fo:margin-right="0in" fo:margin-top="0in" fo:margin-bottom="0in" loext:contextual-spacing="false" fo:line-height="100%" fo:text-indent="0in" style:auto-text-indent="false" style:vertical-align="baseline"/>
    </style:style>
    <style:style style:name="P13" style:family="paragraph" style:parent-style-name="Standard" style:list-style-name="">
      <style:paragraph-properties fo:margin-left="1.5in" fo:margin-right="0in" fo:margin-top="0in" fo:margin-bottom="0in" loext:contextual-spacing="false" fo:line-height="100%" fo:text-indent="0in" style:auto-text-indent="false" style:vertical-align="baseline"/>
      <style:text-properties fo:color="#333333" style:font-name="Helvetica" fo:font-size="12pt" style:font-name-asian="Times New Roman1" style:font-size-asian="12pt" style:font-name-complex="Helvetica1" style:font-size-complex="12pt"/>
    </style:style>
    <style:style style:name="P14" style:family="paragraph">
      <loext:graphic-properties draw:fill="solid" draw:fill-color="#729fcf"/>
      <style:paragraph-properties fo:text-align="start"/>
      <style:text-properties fo:color="#000000" fo:font-size="18pt"/>
    </style:style>
    <style:style style:name="T1" style:family="text">
      <style:text-properties style:font-name="Calibri" style:font-name-asian="Calibri1" style:font-name-complex="F"/>
    </style:style>
    <style:style style:name="T2" style:family="text">
      <style:text-properties style:font-name="Calibri" fo:font-size="11pt" style:font-name-asian="Calibri1" style:font-size-asian="11pt" style:font-name-complex="F"/>
    </style:style>
    <style:style style:name="T3" style:family="text">
      <style:text-properties fo:color="#333333" style:font-name="inherit" fo:font-size="12pt" fo:font-weight="bold" style:font-name-asian="Times New Roman1" style:font-size-asian="12pt" style:font-weight-asian="bold" style:font-name-complex="Helvetica1" style:font-size-complex="12pt" style:font-weight-complex="bold"/>
    </style:style>
    <style:style style:name="T4" style:family="text">
      <style:text-properties fo:color="#333333" style:font-name="inherit" fo:font-size="12pt" fo:font-style="italic" style:font-name-asian="Times New Roman1" style:font-size-asian="12pt" style:font-style-asian="italic" style:font-name-complex="Helvetica1" style:font-size-complex="12pt" style:font-style-complex="italic"/>
    </style:style>
    <style:style style:name="T5" style:family="text">
      <style:text-properties fo:color="#333333" style:font-name="Helvetica" fo:font-size="12pt" style:font-name-asian="Times New Roman1" style:font-size-asian="12pt" style:font-name-complex="Helvetica1" style:font-size-complex="12pt"/>
    </style:style>
    <style:style style:name="T6" style:family="text">
      <style:text-properties fo:color="#333333" style:font-name="Helvetica" fo:font-size="14pt" style:font-name-asian="Times New Roman1" style:font-size-asian="14pt" style:font-name-complex="Helvetica1" style:font-size-complex="14pt"/>
    </style:style>
    <style:style style:name="T7" style:family="text">
      <style:text-properties fo:color="#333333" style:font-name="MJXc-TeX-math-Iw" fo:font-size="14pt" style:font-name-asian="Times New Roman1" style:font-size-asian="14pt" style:font-name-complex="Helvetica1" style:font-size-complex="14pt"/>
    </style:style>
    <style:style style:name="T8" style:family="text">
      <style:text-properties fo:color="#333333" style:font-name="MJXc-TeX-main-Rw" fo:font-size="14pt" style:font-name-asian="Times New Roman1" style:font-size-asian="14pt" style:font-name-complex="Helvetica1" style:font-size-complex="14pt"/>
    </style:style>
    <style:style style:name="gr1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272in" fo:min-width="1.4846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2807in" fo:min-width="1.2346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302in" fo:min-width="2.672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322in" fo:min-width="2.1016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302in" fo:min-width="2.2472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3181in" fo:min-width="1.0429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3555in" fo:min-width="1.0972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2437in" fo:min-width="1.2098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2354in" fo:min-width="1.2098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2602in" fo:min-width="1.2098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2634in" fo:min-width="1.2098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2437in" fo:min-width="1.2772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2646in" fo:min-width="1.2098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2555in" fo:min-width="1.2098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8808557" text:style-name="WWNum1">
        <text:list-item>
          <text:p text:style-name="P5"><draw:custom-shape text:anchor-type="paragraph" draw:z-index="0" draw:name="Shape1" draw:style-name="gr14" draw:text-style-name="P14" svg:width="1.2094in" svg:height="0.2551in" svg:x="4.9228in" svg:y="0.1362in"><text:p text:style-name="P1"><text:span text:style-name="T1">Input Name</text:span></text:p><draw:enhanced-geometry draw:mirror-horizontal="false" draw:mirror-vertical="false" drawooo:sub-view-size="1742 368" draw:text-areas="0 0 ?f0 ?f1" svg:viewBox="0 0 0 0" draw:type="ooxml-non-primitive" draw:enhanced-path="M 435 0 L 1741 0 1305 367 0 367 435 0 N"><draw:equation draw:name="f0" draw:formula="logwidth"/><draw:equation draw:name="f1" draw:formula="logheight"/></draw:enhanced-geometry></draw:custom-shape><text:span text:style-name="T3">Personal Information</text:span></text:p>
        </text:list-item>
      </text:list>
      <text:p text:style-name="P6"><text:span text:style-name="T5">Design a program that displays the following information:</text:span></text:p>
      <text:list xml:id="list64815907831224" text:continue-numbering="true" text:style-name="WWNum1">
        <text:list-item>
          <text:list>
            <text:list-item>
              <text:p text:style-name="P9"><draw:custom-shape text:anchor-type="paragraph" draw:z-index="1" draw:name="Shape1" draw:style-name="gr13" draw:text-style-name="P14" svg:width="1.2094in" svg:height="0.2642in" svg:x="4.8563in" svg:y="0.0736in"><text:p text:style-name="P1"><text:span text:style-name="T1">Display Name</text:span></text:p><draw:enhanced-geometry draw:mirror-horizontal="false" draw:mirror-vertical="false" drawooo:sub-view-size="1742 381" draw:text-areas="0 0 ?f0 ?f1" svg:viewBox="0 0 0 0" draw:type="ooxml-non-primitive" draw:enhanced-path="M 435 0 L 1741 0 1305 380 0 380 435 0 N"><draw:equation draw:name="f0" draw:formula="logwidth"/><draw:equation draw:name="f1" draw:formula="logheight"/></draw:enhanced-geometry></draw:custom-shape><text:span text:style-name="T5">Your name</text:span></text:p>
            </text:list-item>
            <text:list-item>
              <text:p text:style-name="P9"><text:span text:style-name="T5">Your address, with city, state, and ZIP</text:span></text:p>
            </text:list-item>
            <text:list-item>
              <text:p text:style-name="P9"><draw:custom-shape text:anchor-type="paragraph" draw:z-index="2" draw:name="Shape1" draw:style-name="gr12" draw:text-style-name="P14" svg:width="1.2768in" svg:height="0.2433in" svg:x="4.7854in" svg:y="0.0354in"><text:p text:style-name="P1"><text:span text:style-name="T2">Input fullAddress</text:span></text:p><draw:enhanced-geometry draw:mirror-horizontal="false" draw:mirror-vertical="false" drawooo:sub-view-size="1839 351" draw:text-areas="0 0 ?f0 ?f1" svg:viewBox="0 0 0 0" draw:type="ooxml-non-primitive" draw:enhanced-path="M 459 0 L 1838 0 1378 350 0 350 459 0 N"><draw:equation draw:name="f0" draw:formula="logwidth"/><draw:equation draw:name="f1" draw:formula="logheight"/></draw:enhanced-geometry></draw:custom-shape><text:span text:style-name="T5">Your telephone number</text:span></text:p>
            </text:list-item>
            <text:list-item>
              <text:p text:style-name="P9"><draw:custom-shape text:anchor-type="paragraph" draw:z-index="3" draw:name="Shape1" draw:style-name="gr8" draw:text-style-name="P14" svg:width="1.2094in" svg:height="0.2433in" svg:x="4.8272in" svg:y="0.128in"><text:p text:style-name="P1"><text:span text:style-name="T1">Display fullAdress</text:span></text:p><draw:enhanced-geometry draw:mirror-horizontal="false" draw:mirror-vertical="false" drawooo:sub-view-size="1742 351" draw:text-areas="0 0 ?f0 ?f1" svg:viewBox="0 0 0 0" draw:type="ooxml-non-primitive" draw:enhanced-path="M 435 0 L 1741 0 1305 350 0 350 435 0 N"><draw:equation draw:name="f0" draw:formula="logwidth"/><draw:equation draw:name="f1" draw:formula="logheight"/></draw:enhanced-geometry></draw:custom-shape><text:span text:style-name="T5">Your college major</text:span></text:p>
            </text:list-item>
          </text:list>
        </text:list-item>
      </text:list>
      <text:p text:style-name="P12"><text:span text:style-name="T5">Input Name</text:span></text:p>
      <text:p text:style-name="P12"><draw:custom-shape text:anchor-type="paragraph" draw:z-index="4" draw:name="Shape1" draw:style-name="gr11" draw:text-style-name="P14" svg:width="1.2094in" svg:height="0.263in" svg:x="4.8311in" svg:y="0.0327in"><text:p text:style-name="P1"><text:span text:style-name="T1">Input telephoneNumber</text:span></text:p><draw:enhanced-geometry draw:mirror-horizontal="false" draw:mirror-vertical="false" drawooo:sub-view-size="1742 379" draw:text-areas="0 0 ?f0 ?f1" svg:viewBox="0 0 0 0" draw:type="ooxml-non-primitive" draw:enhanced-path="M 435 0 L 1741 0 1305 378 0 378 435 0 N"><draw:equation draw:name="f0" draw:formula="logwidth"/><draw:equation draw:name="f1" draw:formula="logheight"/></draw:enhanced-geometry></draw:custom-shape><text:span text:style-name="T5">Display Name</text:span></text:p>
      <text:p text:style-name="P12"><text:span text:style-name="T5">Input fullAddress</text:span></text:p>
      <text:p text:style-name="P12"><draw:custom-shape text:anchor-type="paragraph" draw:z-index="5" draw:name="Shape1" draw:style-name="gr10" draw:text-style-name="P14" svg:width="1.2094in" svg:height="0.2598in" svg:x="4.7811in" svg:y="0.011in"><text:p text:style-name="P1"><text:span text:style-name="T1">Display telephoneNumber</text:span></text:p><draw:enhanced-geometry draw:mirror-horizontal="false" draw:mirror-vertical="false" drawooo:sub-view-size="1742 375" draw:text-areas="0 0 ?f0 ?f1" svg:viewBox="0 0 0 0" draw:type="ooxml-non-primitive" draw:enhanced-path="M 435 0 L 1741 0 1305 374 0 374 435 0 N"><draw:equation draw:name="f0" draw:formula="logwidth"/><draw:equation draw:name="f1" draw:formula="logheight"/></draw:enhanced-geometry></draw:custom-shape><text:span text:style-name="T5">Display fullAddress</text:span></text:p>
      <text:p text:style-name="P12"><draw:custom-shape text:anchor-type="paragraph" draw:z-index="6" draw:name="Shape1" draw:style-name="gr9" draw:text-style-name="P14" svg:width="1.2094in" svg:height="0.235in" svg:x="4.798in" svg:y="0.1693in"><text:p text:style-name="P1"><text:span text:style-name="T1">Input collegeMajor</text:span></text:p><draw:enhanced-geometry draw:mirror-horizontal="false" draw:mirror-vertical="false" drawooo:sub-view-size="1742 339" draw:text-areas="0 0 ?f0 ?f1" svg:viewBox="0 0 0 0" draw:type="ooxml-non-primitive" draw:enhanced-path="M 435 0 L 1741 0 1305 338 0 338 435 0 N"><draw:equation draw:name="f0" draw:formula="logwidth"/><draw:equation draw:name="f1" draw:formula="logheight"/></draw:enhanced-geometry></draw:custom-shape><text:span text:style-name="T5">Input telephoneNumber</text:span></text:p>
      <text:p text:style-name="P12"><text:span text:style-name="T5">Display telephoneNumber</text:span></text:p>
      <text:p text:style-name="P12"><draw:custom-shape text:anchor-type="paragraph" draw:z-index="7" draw:name="Shape1" draw:style-name="gr8" draw:text-style-name="P14" svg:width="1.2094in" svg:height="0.2433in" svg:x="4.8398in" svg:y="0.0654in"><text:p text:style-name="P1"><text:span text:style-name="T1">Display collegeMajor</text:span></text:p><draw:enhanced-geometry draw:mirror-horizontal="false" draw:mirror-vertical="false" drawooo:sub-view-size="1742 351" draw:text-areas="0 0 ?f0 ?f1" svg:viewBox="0 0 0 0" draw:type="ooxml-non-primitive" draw:enhanced-path="M 435 0 L 1741 0 1305 350 0 350 435 0 N"><draw:equation draw:name="f0" draw:formula="logwidth"/><draw:equation draw:name="f1" draw:formula="logheight"/></draw:enhanced-geometry></draw:custom-shape><text:span text:style-name="T5">Input collegeMajor</text:span></text:p>
      <text:p text:style-name="P12"><text:span text:style-name="T5">Display collegeMajor</text:span></text:p>
      <text:p text:style-name="P13"><draw:custom-shape text:anchor-type="paragraph" draw:z-index="10" draw:name="Shape3" draw:style-name="gr6" draw:text-style-name="P14" svg:width="1.0425in" svg:height="0.3177in" svg:x="4.852in" svg:y="0.0453in"><text:p text:style-name="P1"><text:span text:style-name="T1">Finish</text:span></text:p><draw:enhanced-geometry draw:mirror-horizontal="false" draw:mirror-vertical="false" drawooo:sub-view-size="1502 458" draw:text-areas="0 0 ?f0 ?f1" svg:viewBox="0 0 0 0" draw:type="ooxml-non-primitive" draw:enhanced-path="M 76 0 L 76 0 C 63 0 50 4 38 10 27 17 17 27 10 38 4 50 0 63 0 76 L 0 380 0 381 C 0 394 4 407 10 419 17 430 27 440 38 447 50 453 63 457 76 457 L 1424 456 1425 457 C 1438 457 1451 453 1463 447 1474 440 1484 430 1491 419 1497 407 1501 394 1501 381 L 1501 76 1501 76 1501 76 C 1501 63 1497 50 1491 38 1484 27 1474 17 1463 10 1451 4 1438 0 1425 0 L 76 0 N"><draw:equation draw:name="f0" draw:formula="logwidth"/><draw:equation draw:name="f1" draw:formula="logheight"/></draw:enhanced-geometry></draw:custom-shape></text:p>
      <text:p text:style-name="P13"/>
      <text:p text:style-name="P13"/>
      <text:list xml:id="list64816361313679" text:continue-numbering="true" text:style-name="WWNum1">
        <text:list-item>
          <text:p text:style-name="P4"><text:span text:style-name="T3">Sales Prediction</text:span></text:p>
        </text:list-item>
      </text:list>
      <text:p text:style-name="P6"><text:span text:style-name="T5">A company has determined that its annual profit is typically 23 percent of total sales. Design a program that asks the user to enter the projected amount of total sales, and then displays the profit that will be made from that amount.</text:span></text:p>
      <text:p text:style-name="P6"><draw:custom-shape text:anchor-type="paragraph" draw:z-index="14" draw:name="Shape5" draw:style-name="gr2" draw:text-style-name="P14" svg:width="1.2343in" svg:height="0.2803in" svg:x="4.3437in" svg:y="0.15in"><text:p text:style-name="P1"><text:span text:style-name="T1">Start</text:span></text:p><draw:enhanced-geometry draw:mirror-horizontal="false" draw:mirror-vertical="false" drawooo:sub-view-size="1778 404" draw:text-areas="0 0 ?f0 ?f1" svg:viewBox="0 0 0 0" draw:type="ooxml-non-primitive" draw:enhanced-path="M 67 0 L 67 0 C 55 0 44 3 34 9 23 15 15 23 9 34 3 44 0 55 0 67 L 0 335 0 336 C 0 348 3 359 9 369 15 380 23 388 34 394 44 400 55 403 67 403 L 1709 403 1710 403 C 1722 403 1733 400 1743 394 1754 388 1762 380 1768 369 1774 359 1777 348 1777 336 L 1777 67 1777 67 1777 67 C 1777 55 1774 44 1768 34 1762 23 1754 15 1743 9 1733 3 1722 0 1710 0 L 67 0 N"><draw:equation draw:name="f0" draw:formula="logwidth"/><draw:equation draw:name="f1" draw:formula="logheight"/></draw:enhanced-geometry></draw:custom-shape><text:span text:style-name="T4">Hint:</text:span><text:span text:style-name="T5"> Use the value 0.23 to represent 23 percent.</text:span></text:p>
      <text:p text:style-name="P7"/>
      <text:p text:style-name="P6"><draw:custom-shape text:anchor-type="paragraph" draw:z-index="11" draw:name="Shape1" draw:style-name="gr5" draw:text-style-name="P14" svg:width="2.2469in" svg:height="0.3016in" svg:x="3.6646in" svg:y="0.1362in"><text:p text:style-name="P1"><text:span text:style-name="T1">Input projectedTotalSales</text:span></text:p><draw:enhanced-geometry draw:mirror-horizontal="false" draw:mirror-vertical="false" drawooo:sub-view-size="3236 435" draw:text-areas="0 0 ?f0 ?f1" svg:viewBox="0 0 0 0" draw:type="ooxml-non-primitive" draw:enhanced-path="M 808 0 L 3235 0 2426 434 0 434 808 0 N"><draw:equation draw:name="f0" draw:formula="logwidth"/><draw:equation draw:name="f1" draw:formula="logheight"/></draw:enhanced-geometry></draw:custom-shape><text:span text:style-name="T5">Input projectedTotalSales</text:span></text:p>
      <text:p text:style-name="P6"><text:span text:style-name="T5">Profit = projectedTotalSales * 0.23</text:span></text:p>
      <text:p text:style-name="P6"><text:span text:style-name="T5">Display “The expected profit is”, Profit</text:span></text:p>
      <text:p text:style-name="P7"><draw:custom-shape text:anchor-type="paragraph" draw:z-index="12" draw:name="Shape4" draw:style-name="gr4" draw:text-style-name="P14" svg:width="2.1012in" svg:height="0.3217in" svg:x="3.7772in" svg:y="0.0201in"><text:p text:style-name="P1"><text:span text:style-name="T1">Profit = projectedTotalSales * .2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/>
      <text:p text:style-name="P7"><draw:custom-shape text:anchor-type="paragraph" draw:z-index="13" draw:name="Shape1" draw:style-name="gr3" draw:text-style-name="P14" svg:width="2.6717in" svg:height="0.3016in" svg:x="3.5728in" svg:y="0.0272in"><text:p text:style-name="P1"><text:span text:style-name="T1">Display “The expected profit is “ , Profit</text:span></text:p><draw:enhanced-geometry draw:mirror-horizontal="false" draw:mirror-vertical="false" drawooo:sub-view-size="3848 435" draw:text-areas="0 0 ?f0 ?f1" svg:viewBox="0 0 0 0" draw:type="ooxml-non-primitive" draw:enhanced-path="M 961 0 L 3847 0 2885 434 0 434 961 0 N"><draw:equation draw:name="f0" draw:formula="logwidth"/><draw:equation draw:name="f1" draw:formula="logheight"/></draw:enhanced-geometry></draw:custom-shape></text:p>
      <text:p text:style-name="P7"/>
      <text:p text:style-name="P7"><draw:custom-shape text:anchor-type="paragraph" draw:z-index="15" draw:name="Shape6" draw:style-name="gr1" draw:text-style-name="P14" svg:width="1.4843in" svg:height="0.2717in" svg:x="4.1646in" svg:y="0.1283in"><text:p text:style-name="P1"><text:span text:style-name="T1">Finish</text:span></text:p><draw:enhanced-geometry draw:mirror-horizontal="false" draw:mirror-vertical="false" drawooo:sub-view-size="2138 392" draw:text-areas="0 0 ?f0 ?f1" svg:viewBox="0 0 0 0" draw:type="ooxml-non-primitive" draw:enhanced-path="M 65 0 L 65 0 C 54 0 42 3 33 9 23 14 14 23 9 33 3 42 0 54 0 65 L 0 325 0 326 C 0 337 3 349 9 358 14 368 23 377 33 382 42 388 54 391 65 391 L 2071 391 2072 391 C 2083 391 2095 388 2104 382 2114 377 2123 368 2128 358 2134 349 2137 337 2137 326 L 2137 65 2137 65 2137 65 C 2137 54 2134 42 2128 33 2123 23 2114 14 2104 9 2095 3 2083 0 2072 0 L 65 0 N"><draw:equation draw:name="f0" draw:formula="logwidth"/><draw:equation draw:name="f1" draw:formula="logheight"/></draw:enhanced-geometry></draw:custom-shape></text:p>
      <text:list xml:id="list64816404473633" text:continue-numbering="true" text:style-name="WWNum1">
        <text:list-item>
          <text:p text:style-name="P4"><text:span text:style-name="T3">Land Calculation</text:span></text:p>
        </text:list-item>
      </text:list>
      <text:p text:style-name="P6"><text:span text:style-name="T5">One acre of land is equivalent to 43,560 square feet. Design a program that asks the user to enter the total square feet in a tract of land and calculates the number of acres in the tract.</text:span></text:p>
      <text:p text:style-name="P6"><text:span text:style-name="T4">Hint:</text:span><text:span text:style-name="T5"> Divide the amount entered by 43,560 to get the number of acres.</text:span></text:p>
      <text:p text:style-name="P7"/>
      <text:p text:style-name="P6"><text:span text:style-name="T5">Display “Enter the total square feet in a tract of land.”</text:span></text:p>
      <text:p text:style-name="P6"><text:span text:style-name="T5">Input feetInTract</text:span></text:p>
      <text:p text:style-name="P6"><text:span text:style-name="T5">acresInTract = feetInTract / 43560</text:span></text:p>
      <text:p text:style-name="P6"><text:span text:style-name="T5">Display “ The total number of acres is “, acresInTract</text:span></text:p>
      <text:p text:style-name="P7"/>
      <text:p text:style-name="P7"/>
      <text:p text:style-name="P7"/>
      <text:p text:style-name="P7"/>
      <text:p text:style-name="P7"/>
      <text:list xml:id="list64815189618526" text:continue-numbering="true" text:style-name="WWNum1">
        <text:list-item>
          <text:p text:style-name="P4"><text:soft-page-break/><text:span text:style-name="T3">Total Purchase</text:span></text:p>
        </text:list-item>
      </text:list>
      <text:p text:style-name="P6"><text:span text:style-name="T5">A customer in a store is purchasing five items. Design a program that asks for the price of each item, and then displays the subtotal of the sale, the amount of sales tax, and the total. Assume the sales tax is 6 percent.</text:span></text:p>
      <text:p text:style-name="P7"/>
      <text:p text:style-name="P6"><text:span text:style-name="T5">Display “Please enter the price for each item”</text:span></text:p>
      <text:p text:style-name="P6"><text:span text:style-name="T5">Input itemPriceOne</text:span></text:p>
      <text:p text:style-name="P6"><text:span text:style-name="T5">Input itemPriceTwo</text:span></text:p>
      <text:p text:style-name="P6"><text:span text:style-name="T5">Input itemPriceThree</text:span></text:p>
      <text:p text:style-name="P6"><text:span text:style-name="T5">Input itemPriceFour</text:span></text:p>
      <text:p text:style-name="P6"><text:span text:style-name="T5">Input itemPriceFive</text:span></text:p>
      <text:p text:style-name="P6"><text:span text:style-name="T5">subtotalOfItems = itemPriceOne + itemPriceTwo + itemPriceThree + itemPriceFour + itemPriceFive</text:span></text:p>
      <text:p text:style-name="P6"><text:span text:style-name="T5">Display subtotalOfItems</text:span></text:p>
      <text:p text:style-name="P6"><text:span text:style-name="T5">totalSalesTax = .06 * subtotalOfItems</text:span></text:p>
      <text:p text:style-name="P6"><text:span text:style-name="T5">display totalSalesTax</text:span></text:p>
      <text:p text:style-name="P6"><text:span text:style-name="T5">totalPurchase = totalSalesTax + subtotalOfItems</text:span></text:p>
      <text:p text:style-name="P6"><text:span text:style-name="T5">display totalPurchase</text:span></text:p>
      <text:p text:style-name="P7"/>
      <text:p text:style-name="P7"/>
      <text:p text:style-name="P7"/>
      <text:list xml:id="list64815160488292" text:continue-numbering="true" text:style-name="WWNum1">
        <text:list-item>
          <text:p text:style-name="P4"><text:span text:style-name="T3">Distance Traveled</text:span></text:p>
        </text:list-item>
      </text:list>
      <text:p text:style-name="P6"><text:span text:style-name="T5">Assuming there are no accidents or delays, the distance that a car travels down the interstate can be calculated with the following formula:</text:span></text:p>
      <text:p text:style-name="P8"><text:span text:style-name="T7">Distance</text:span><text:span text:style-name="T8">=</text:span><text:span text:style-name="T7">Speed</text:span><text:span text:style-name="T8">×</text:span><text:span text:style-name="T7">Time</text:span><text:span text:style-name="T6">Distance=Speed×Time</text:span></text:p>
      <text:p text:style-name="P6"><text:span text:style-name="T5">A car is traveling at a constant 60 miles per hour. Design a program that displays the following:</text:span></text:p>
      <text:list xml:id="list64814626942041" text:continue-numbering="true" text:style-name="WWNum1">
        <text:list-item>
          <text:list>
            <text:list-item>
              <text:p text:style-name="P9"><text:span text:style-name="T5">The distance the car will travel in 5 hours</text:span></text:p>
            </text:list-item>
            <text:list-item>
              <text:p text:style-name="P9"><text:span text:style-name="T5">The distance the car will travel in 8 hours</text:span></text:p>
            </text:list-item>
            <text:list-item>
              <text:p text:style-name="P9"><text:span text:style-name="T5">The distance the car will travel in 12 hours</text:span></text:p>
            </text:list-item>
          </text:list>
        </text:list-item>
      </text:list>
      <text:p text:style-name="P11"/>
      <text:p text:style-name="P10"><text:bookmark text:name="_GoBack"/><text:span text:style-name="T5">distanceFiveHours = 60 * 5</text:span></text:p>
      <text:p text:style-name="P10"><text:span text:style-name="T5">display distanceFiveHours</text:span></text:p>
      <text:p text:style-name="P10"><text:span text:style-name="T5">distanceEightHours = 60 * 8</text:span></text:p>
      <text:p text:style-name="P10"><text:span text:style-name="T5">display distanceEightHours</text:span></text:p>
      <text:p text:style-name="P10"><text:span text:style-name="T5">distanceTwelveHours = 60 * 12</text:span></text:p>
      <text:p text:style-name="P10"><text:span text:style-name="T5">display distanceTwelveHours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MJXc-TeX-main-Rw" svg:font-family="MJXc-TeX-main-Rw" style:font-family-generic="roman" style:font-pitch="variable"/>
    <style:font-face style:name="MJXc-TeX-math-Iw" svg:font-family="MJXc-TeX-math-Iw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mjx-char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="Helvetica" fo:font-family="Helvetica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0.5in" style:auto-text-indent="false"/>
    </style:style>
    <style:style style:name="MP2" style:family="paragraph" style:parent-style-name="Frame_20_contents">
      <style:paragraph-properties fo:margin-top="0in" fo:margin-bottom="0in" loext:contextual-spacing="false" fo:line-height="100%" style:punctuation-wrap="hanging"/>
      <style:text-properties fo:color="#000000"/>
    </style:style>
    <style:style style:name="MP3" style:family="paragraph">
      <loext:graphic-properties draw:fill="solid" draw:fill-color="#729fcf"/>
      <style:paragraph-properties fo:text-align="start"/>
      <style:text-properties fo:color="#000000" fo:font-size="18pt"/>
    </style:style>
    <style:style style:name="MT1" style:family="text">
      <style:text-properties style:font-name="Calibri" style:font-name-asian="Calibri1" style:font-name-complex="F"/>
    </style:style>
    <style:style style:name="Mgr1" style:family="graphic" style:parent-style-name="Frame">
      <style:graphic-properties draw:stroke="solid" svg:stroke-width="0in" svg:stroke-color="#3465a4" draw:fill="solid" draw:fill-color="#729fcf" draw:textarea-vertical-align="middle" draw:auto-grow-height="false" fo:min-height="0.3555in" fo:min-width="1.0972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ERFORMANCE LABS DAY 1 </text:p>
        <text:p text:style-name="MP1"><draw:custom-shape text:anchor-type="paragraph" draw:z-index="9" draw:name="Shape2" draw:style-name="Mgr1" draw:text-style-name="MP3" svg:width="1.0969in" svg:height="0.3551in" svg:x="4.902in" svg:y="0.0244in"><text:p text:style-name="MP2"><text:span text:style-name="MT1">Start</text:span></text:p><draw:enhanced-geometry draw:mirror-horizontal="false" draw:mirror-vertical="false" drawooo:sub-view-size="1580 512" draw:text-areas="0 0 ?f0 ?f1" svg:viewBox="0 0 0 0" draw:type="ooxml-non-primitive" draw:enhanced-path="M 85 0 L 85 0 C 70 0 56 4 43 11 30 19 19 30 11 43 4 56 0 70 0 85 L 0 425 0 426 C 0 441 4 455 11 468 19 481 30 492 43 500 56 507 70 511 85 511 L 1493 511 1494 511 C 1509 511 1523 507 1536 500 1549 492 1560 481 1568 468 1575 455 1579 441 1579 426 L 1579 85 1579 85 1579 85 C 1579 70 1575 56 1568 43 1560 30 1549 19 1536 11 1523 4 1509 0 1494 0 L 85 0 N"><draw:equation draw:name="f0" draw:formula="logwidth"/><draw:equation draw:name="f1" draw:formula="logheight"/></draw:enhanced-geometry></draw:custom-shape>10/21/19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2T06:47:22.198000000</meta:creation-date>
    <dc:language>en-US</dc:language>
    <dc:date>2019-10-22T06:46:50</dc:date>
    <meta:editing-cycles>7</meta:editing-cycles>
    <meta:editing-duration>PT28M</meta:editing-duration>
    <meta:generator>LibreOffice/6.3.2.2$Windows_X86_64 LibreOffice_project/98b30e735bda24bc04ab42594c85f7fd8be07b9c</meta:generator>
    <meta:document-statistic meta:table-count="0" meta:image-count="0" meta:object-count="0" meta:page-count="2" meta:paragraph-count="71" meta:word-count="421" meta:character-count="2648" meta:non-whitespace-character-count="23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